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1.05518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0.0"/>
          <table:table-cell office:value-type="float" office:value="4203.0"/>
          <table:table-cell office:value-type="float" office:value="309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40157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0.0"/>
          <table:table-cell office:value-type="float" office:value="4203.0"/>
          <table:table-cell office:value-type="float" office:value="309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7043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43.0"/>
          <table:table-cell office:value-type="float" office:value="5214.0"/>
          <table:table-cell office:value-type="float" office:value="4162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1.07157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155.0"/>
          <table:table-cell office:value-type="float" office:value="6684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45.0"/>
          <table:table-cell office:value-type="float" office:value="6811.0"/>
          <table:table-cell office:value-type="float" office:value="5050.0"/>
          <table:table-cell office:value-type="float" office:value="4234.0"/>
          <table:table-cell office:value-type="float" office:value="7301.0"/>
          <table:table-cell office:value-type="float" office:value="44.0"/>
          <table:table-cell office:value-type="float" office:value="1.03421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.0"/>
          <table:table-cell office:value-type="float" office:value="2226.0"/>
          <table:table-cell office:value-type="float" office:value="6568.0"/>
          <table:table-cell office:value-type="float" office:value="52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45.0"/>
          <table:table-cell office:value-type="float" office:value="6811.0"/>
          <table:table-cell office:value-type="float" office:value="5050.0"/>
          <table:table-cell office:value-type="float" office:value="4234.0"/>
          <table:table-cell office:value-type="float" office:value="7308.0"/>
          <table:table-cell office:value-type="float" office:value="44.0"/>
          <table:table-cell office:value-type="float" office:value="1.10678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.0"/>
          <table:table-cell office:value-type="float" office:value="2038.0"/>
          <table:table-cell office:value-type="float" office:value="5182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44.0"/>
          <table:table-cell office:value-type="float" office:value="8950.0"/>
          <table:table-cell office:value-type="float" office:value="6445.0"/>
          <table:table-cell office:value-type="float" office:value="5562.0"/>
          <table:table-cell office:value-type="float" office:value="8466.0"/>
          <table:table-cell office:value-type="float" office:value="124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2.48724"/>
          <table:table-cell office:value-type="float" office:value="1.46"/>
          <table:table-cell office:value-type="float" office:value="1.42"/>
          <table:table-cell office:value-type="float" office:value="173911.0"/>
          <table:table-cell office:value-type="float" office:value="0.0"/>
          <table:table-cell office:value-type="float" office:value="353.0"/>
          <table:table-cell office:value-type="float" office:value="26924.0"/>
          <table:table-cell office:value-type="float" office:value="200867.0"/>
          <table:table-cell office:value-type="float" office:value="2202.0"/>
          <table:table-cell office:value-type="float" office:value="6712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04.0"/>
          <table:table-cell office:value-type="float" office:value="6585.0"/>
          <table:table-cell office:value-type="float" office:value="4940.0"/>
          <table:table-cell office:value-type="float" office:value="4055.0"/>
          <table:table-cell office:value-type="float" office:value="7207.0"/>
          <table:table-cell office:value-type="float" office:value="44.0"/>
          <table:table-cell office:value-type="float" office:value="1.06376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.0"/>
          <table:table-cell office:value-type="float" office:value="2202.0"/>
          <table:table-cell office:value-type="float" office:value="6712.0"/>
          <table:table-cell office:value-type="float" office:value="88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04.0"/>
          <table:table-cell office:value-type="float" office:value="6585.0"/>
          <table:table-cell office:value-type="float" office:value="4940.0"/>
          <table:table-cell office:value-type="float" office:value="4055.0"/>
          <table:table-cell office:value-type="float" office:value="7207.0"/>
          <table:table-cell office:value-type="float" office:value="44.0"/>
          <table:table-cell office:value-type="float" office:value="1.12482"/>
          <table:table-cell office:value-type="float" office:value="0.135"/>
          <table:table-cell office:value-type="float" office:value="0.07"/>
          <table:table-cell office:value-type="float" office:value="5440.0"/>
          <table:table-cell office:value-type="float" office:value="0.0"/>
          <table:table-cell office:value-type="float" office:value="9.0"/>
          <table:table-cell office:value-type="float" office:value="472.0"/>
          <table:table-cell office:value-type="float" office:value="5929.0"/>
          <table:table-cell office:value-type="float" office:value="1997.0"/>
          <table:table-cell office:value-type="float" office:value="5773.0"/>
          <table:table-cell office:value-type="float" office:value="90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03.0"/>
          <table:table-cell office:value-type="float" office:value="8724.0"/>
          <table:table-cell office:value-type="float" office:value="6335.0"/>
          <table:table-cell office:value-type="float" office:value="5383.0"/>
          <table:table-cell office:value-type="float" office:value="7208.0"/>
          <table:table-cell office:value-type="float" office:value="12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1.04551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6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20.0"/>
          <table:table-cell office:value-type="float" office:value="4051.0"/>
          <table:table-cell office:value-type="float" office:value="300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28172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20.0"/>
          <table:table-cell office:value-type="float" office:value="4051.0"/>
          <table:table-cell office:value-type="float" office:value="300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75135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83.0"/>
          <table:table-cell office:value-type="float" office:value="5062.0"/>
          <table:table-cell office:value-type="float" office:value="4076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1.05192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3.0"/>
          <table:table-cell office:value-type="float" office:value="2178.0"/>
          <table:table-cell office:value-type="float" office:value="6683.0"/>
          <table:table-cell office:value-type="float" office:value="88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90.0"/>
          <table:table-cell office:value-type="float" office:value="6574.0"/>
          <table:table-cell office:value-type="float" office:value="4932.0"/>
          <table:table-cell office:value-type="float" office:value="4074.0"/>
          <table:table-cell office:value-type="float" office:value="7211.0"/>
          <table:table-cell office:value-type="float" office:value="44.0"/>
          <table:table-cell office:value-type="float" office:value="0.440279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.0"/>
          <table:table-cell office:value-type="float" office:value="2169.0"/>
          <table:table-cell office:value-type="float" office:value="6652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90.0"/>
          <table:table-cell office:value-type="float" office:value="6574.0"/>
          <table:table-cell office:value-type="float" office:value="4932.0"/>
          <table:table-cell office:value-type="float" office:value="4074.0"/>
          <table:table-cell office:value-type="float" office:value="7215.0"/>
          <table:table-cell office:value-type="float" office:value="44.0"/>
          <table:table-cell office:value-type="float" office:value="1.0846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5.0"/>
          <table:table-cell office:value-type="float" office:value="1972.0"/>
          <table:table-cell office:value-type="float" office:value="5743.0"/>
          <table:table-cell office:value-type="float" office:value="88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89.0"/>
          <table:table-cell office:value-type="float" office:value="8713.0"/>
          <table:table-cell office:value-type="float" office:value="6327.0"/>
          <table:table-cell office:value-type="float" office:value="5402.0"/>
          <table:table-cell office:value-type="float" office:value="7207.0"/>
          <table:table-cell office:value-type="float" office:value="12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967227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0.0"/>
          <table:table-cell office:value-type="float" office:value="2897.0"/>
          <table:table-cell office:value-type="float" office:value="8547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16.0"/>
          <table:table-cell office:value-type="float" office:value="7836.0"/>
          <table:table-cell office:value-type="float" office:value="5669.0"/>
          <table:table-cell office:value-type="float" office:value="4787.0"/>
          <table:table-cell office:value-type="float" office:value="6260.0"/>
          <table:table-cell office:value-type="float" office:value="44.0"/>
          <table:table-cell office:value-type="float" office:value="0.420349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61.0"/>
          <table:table-cell office:value-type="float" office:value="2897.0"/>
          <table:table-cell office:value-type="float" office:value="8547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16.0"/>
          <table:table-cell office:value-type="float" office:value="7836.0"/>
          <table:table-cell office:value-type="float" office:value="5669.0"/>
          <table:table-cell office:value-type="float" office:value="4787.0"/>
          <table:table-cell office:value-type="float" office:value="6260.0"/>
          <table:table-cell office:value-type="float" office:value="44.0"/>
          <table:table-cell office:value-type="float" office:value="1.31775"/>
          <table:table-cell office:value-type="float" office:value="0.271"/>
          <table:table-cell office:value-type="float" office:value="0.21"/>
          <table:table-cell office:value-type="float" office:value="8196.0"/>
          <table:table-cell office:value-type="float" office:value="0.0"/>
          <table:table-cell office:value-type="float" office:value="35.0"/>
          <table:table-cell office:value-type="float" office:value="1624.0"/>
          <table:table-cell office:value-type="float" office:value="9857.0"/>
          <table:table-cell office:value-type="float" office:value="2681.0"/>
          <table:table-cell office:value-type="float" office:value="7571.0"/>
          <table:table-cell office:value-type="float" office:value="90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15.0"/>
          <table:table-cell office:value-type="float" office:value="9975.0"/>
          <table:table-cell office:value-type="float" office:value="7064.0"/>
          <table:table-cell office:value-type="float" office:value="6115.0"/>
          <table:table-cell office:value-type="float" office:value="7404.0"/>
          <table:table-cell office:value-type="float" office:value="124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20.9127"/>
          <table:table-cell office:value-type="float" office:value="20.464"/>
          <table:table-cell office:value-type="float" office:value="20.41"/>
          <table:table-cell office:value-type="float" office:value="1870716.0"/>
          <table:table-cell office:value-type="float" office:value="0.0"/>
          <table:table-cell office:value-type="float" office:value="4091.0"/>
          <table:table-cell office:value-type="float" office:value="375999.0"/>
          <table:table-cell office:value-type="float" office:value="2246795.0"/>
          <table:table-cell office:value-type="float" office:value="2760.0"/>
          <table:table-cell office:value-type="float" office:value="8131.0"/>
          <table:table-cell office:value-type="float" office:value="90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44.0"/>
          <table:table-cell office:value-type="float" office:value="7590.0"/>
          <table:table-cell office:value-type="float" office:value="5534.0"/>
          <table:table-cell office:value-type="float" office:value="4641.0"/>
          <table:table-cell office:value-type="float" office:value="6228.0"/>
          <table:table-cell office:value-type="float" office:value="44.0"/>
          <table:table-cell office:value-type="float" office:value="0.493182"/>
          <table:table-cell office:value-type="float" office:value="0.124"/>
          <table:table-cell office:value-type="float" office:value="0.07"/>
          <table:table-cell office:value-type="float" office:value="4718.0"/>
          <table:table-cell office:value-type="float" office:value="0.0"/>
          <table:table-cell office:value-type="float" office:value="37.0"/>
          <table:table-cell office:value-type="float" office:value="1271.0"/>
          <table:table-cell office:value-type="float" office:value="6034.0"/>
          <table:table-cell office:value-type="float" office:value="2760.0"/>
          <table:table-cell office:value-type="float" office:value="8131.0"/>
          <table:table-cell office:value-type="float" office:value="90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44.0"/>
          <table:table-cell office:value-type="float" office:value="7590.0"/>
          <table:table-cell office:value-type="float" office:value="5534.0"/>
          <table:table-cell office:value-type="float" office:value="4641.0"/>
          <table:table-cell office:value-type="float" office:value="6228.0"/>
          <table:table-cell office:value-type="float" office:value="44.0"/>
          <table:table-cell office:value-type="float" office:value="0.695824"/>
          <table:table-cell office:value-type="float" office:value="0.246"/>
          <table:table-cell office:value-type="float" office:value="0.18"/>
          <table:table-cell office:value-type="float" office:value="9600.0"/>
          <table:table-cell office:value-type="float" office:value="0.0"/>
          <table:table-cell office:value-type="float" office:value="62.0"/>
          <table:table-cell office:value-type="float" office:value="3477.0"/>
          <table:table-cell office:value-type="float" office:value="13106.0"/>
          <table:table-cell office:value-type="float" office:value="2544.0"/>
          <table:table-cell office:value-type="float" office:value="7155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43.0"/>
          <table:table-cell office:value-type="float" office:value="9729.0"/>
          <table:table-cell office:value-type="float" office:value="6929.0"/>
          <table:table-cell office:value-type="float" office:value="5969.0"/>
          <table:table-cell office:value-type="float" office:value="7364.0"/>
          <table:table-cell office:value-type="float" office:value="124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1.02501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8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39.0"/>
          <table:table-cell office:value-type="float" office:value="4795.0"/>
          <table:table-cell office:value-type="float" office:value="355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08438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39.0"/>
          <table:table-cell office:value-type="float" office:value="4795.0"/>
          <table:table-cell office:value-type="float" office:value="355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22728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702.0"/>
          <table:table-cell office:value-type="float" office:value="5806.0"/>
          <table:table-cell office:value-type="float" office:value="4626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510722"/>
          <table:table-cell office:value-type="float" office:value="0.088"/>
          <table:table-cell office:value-type="float" office:value="0.03"/>
          <table:table-cell office:value-type="float" office:value="1732.0"/>
          <table:table-cell office:value-type="float" office:value="0.0"/>
          <table:table-cell office:value-type="float" office:value="2.0"/>
          <table:table-cell office:value-type="float" office:value="302.0"/>
          <table:table-cell office:value-type="float" office:value="2033.0"/>
          <table:table-cell office:value-type="float" office:value="2891.0"/>
          <table:table-cell office:value-type="float" office:value="8535.0"/>
          <table:table-cell office:value-type="float" office:value="101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20.0"/>
          <table:table-cell office:value-type="float" office:value="7838.0"/>
          <table:table-cell office:value-type="float" office:value="5671.0"/>
          <table:table-cell office:value-type="float" office:value="4791.0"/>
          <table:table-cell office:value-type="float" office:value="6284.0"/>
          <table:table-cell office:value-type="float" office:value="44.0"/>
          <table:table-cell office:value-type="float" office:value="0.435016"/>
          <table:table-cell office:value-type="float" office:value="0.0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65.0"/>
          <table:table-cell office:value-type="float" office:value="2891.0"/>
          <table:table-cell office:value-type="float" office:value="8535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20.0"/>
          <table:table-cell office:value-type="float" office:value="7838.0"/>
          <table:table-cell office:value-type="float" office:value="5671.0"/>
          <table:table-cell office:value-type="float" office:value="4791.0"/>
          <table:table-cell office:value-type="float" office:value="6284.0"/>
          <table:table-cell office:value-type="float" office:value="44.0"/>
          <table:table-cell office:value-type="float" office:value="1.51641"/>
          <table:table-cell office:value-type="float" office:value="0.505"/>
          <table:table-cell office:value-type="float" office:value="0.44"/>
          <table:table-cell office:value-type="float" office:value="27824.0"/>
          <table:table-cell office:value-type="float" office:value="0.0"/>
          <table:table-cell office:value-type="float" office:value="92.0"/>
          <table:table-cell office:value-type="float" office:value="7411.0"/>
          <table:table-cell office:value-type="float" office:value="35284.0"/>
          <table:table-cell office:value-type="float" office:value="2675.0"/>
          <table:table-cell office:value-type="float" office:value="7559.0"/>
          <table:table-cell office:value-type="float" office:value="90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19.0"/>
          <table:table-cell office:value-type="float" office:value="9977.0"/>
          <table:table-cell office:value-type="float" office:value="7066.0"/>
          <table:table-cell office:value-type="float" office:value="6119.0"/>
          <table:table-cell office:value-type="float" office:value="7428.0"/>
          <table:table-cell office:value-type="float" office:value="124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14.5977"/>
          <table:table-cell office:value-type="float" office:value="13.696"/>
          <table:table-cell office:value-type="float" office:value="13.65"/>
          <table:table-cell office:value-type="float" office:value="1531738.0"/>
          <table:table-cell office:value-type="float" office:value="0.0"/>
          <table:table-cell office:value-type="float" office:value="3707.0"/>
          <table:table-cell office:value-type="float" office:value="451565.0"/>
          <table:table-cell office:value-type="float" office:value="1983345.0"/>
          <table:table-cell office:value-type="float" office:value="2832.0"/>
          <table:table-cell office:value-type="float" office:value="8336.0"/>
          <table:table-cell office:value-type="float" office:value="90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84.0"/>
          <table:table-cell office:value-type="float" office:value="7710.0"/>
          <table:table-cell office:value-type="float" office:value="5605.0"/>
          <table:table-cell office:value-type="float" office:value="4710.0"/>
          <table:table-cell office:value-type="float" office:value="6243.0"/>
          <table:table-cell office:value-type="float" office:value="44.0"/>
          <table:table-cell office:value-type="float" office:value="9.0892"/>
          <table:table-cell office:value-type="float" office:value="8.721"/>
          <table:table-cell office:value-type="float" office:value="8.68"/>
          <table:table-cell office:value-type="float" office:value="1003026.0"/>
          <table:table-cell office:value-type="float" office:value="0.0"/>
          <table:table-cell office:value-type="float" office:value="4024.0"/>
          <table:table-cell office:value-type="float" office:value="505024.0"/>
          <table:table-cell office:value-type="float" office:value="1508049.0"/>
          <table:table-cell office:value-type="float" office:value="2832.0"/>
          <table:table-cell office:value-type="float" office:value="8336.0"/>
          <table:table-cell office:value-type="float" office:value="1001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84.0"/>
          <table:table-cell office:value-type="float" office:value="7710.0"/>
          <table:table-cell office:value-type="float" office:value="5605.0"/>
          <table:table-cell office:value-type="float" office:value="4710.0"/>
          <table:table-cell office:value-type="float" office:value="6243.0"/>
          <table:table-cell office:value-type="float" office:value="44.0"/>
          <table:table-cell office:value-type="float" office:value="0.932321"/>
          <table:table-cell office:value-type="float" office:value="0.472"/>
          <table:table-cell office:value-type="float" office:value="0.4"/>
          <table:table-cell office:value-type="float" office:value="23000.0"/>
          <table:table-cell office:value-type="float" office:value="0.0"/>
          <table:table-cell office:value-type="float" office:value="124.0"/>
          <table:table-cell office:value-type="float" office:value="11180.0"/>
          <table:table-cell office:value-type="float" office:value="34197.0"/>
          <table:table-cell office:value-type="float" office:value="2616.0"/>
          <table:table-cell office:value-type="float" office:value="7360.0"/>
          <table:table-cell office:value-type="float" office:value="90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83.0"/>
          <table:table-cell office:value-type="float" office:value="9849.0"/>
          <table:table-cell office:value-type="float" office:value="7000.0"/>
          <table:table-cell office:value-type="float" office:value="6038.0"/>
          <table:table-cell office:value-type="float" office:value="7383.0"/>
          <table:table-cell office:value-type="float" office:value="124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416069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961.0"/>
          <table:table-cell office:value-type="float" office:value="944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19.0"/>
          <table:table-cell office:value-type="float" office:value="9162.0"/>
          <table:table-cell office:value-type="float" office:value="6633.0"/>
          <table:table-cell office:value-type="float" office:value="5655.0"/>
          <table:table-cell office:value-type="float" office:value="9212.0"/>
          <table:table-cell office:value-type="float" office:value="55.0"/>
          <table:table-cell office:value-type="float" office:value="1.09487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48.0"/>
          <table:table-cell office:value-type="float" office:value="9998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19.0"/>
          <table:table-cell office:value-type="float" office:value="9162.0"/>
          <table:table-cell office:value-type="float" office:value="6633.0"/>
          <table:table-cell office:value-type="float" office:value="5655.0"/>
          <table:table-cell office:value-type="float" office:value="9425.0"/>
          <table:table-cell office:value-type="float" office:value="55.0"/>
          <table:table-cell office:value-type="float" office:value="1.13918"/>
          <table:table-cell office:value-type="float" office:value="0.101"/>
          <table:table-cell office:value-type="float" office:value="0.02"/>
          <table:table-cell office:value-type="float" office:value="1200.0"/>
          <table:table-cell office:value-type="float" office:value="0.0"/>
          <table:table-cell office:value-type="float" office:value="6.0"/>
          <table:table-cell office:value-type="float" office:value="340.0"/>
          <table:table-cell office:value-type="float" office:value="1548.0"/>
          <table:table-cell office:value-type="float" office:value="2843.0"/>
          <table:table-cell office:value-type="float" office:value="5488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89.0"/>
          <table:table-cell office:value-type="float" office:value="11832.0"/>
          <table:table-cell office:value-type="float" office:value="8373.0"/>
          <table:table-cell office:value-type="float" office:value="7315.0"/>
          <table:table-cell office:value-type="float" office:value="10829.0"/>
          <table:table-cell office:value-type="float" office:value="155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416914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.0"/>
          <table:table-cell office:value-type="float" office:value="3062.0"/>
          <table:table-cell office:value-type="float" office:value="9000.0"/>
          <table:table-cell office:value-type="float" office:value="87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8920.0"/>
          <table:table-cell office:value-type="float" office:value="6483.0"/>
          <table:table-cell office:value-type="float" office:value="5505.0"/>
          <table:table-cell office:value-type="float" office:value="9228.0"/>
          <table:table-cell office:value-type="float" office:value="55.0"/>
          <table:table-cell office:value-type="float" office:value="0.440887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9.0"/>
          <table:table-cell office:value-type="float" office:value="3071.0"/>
          <table:table-cell office:value-type="float" office:value="9031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25.0"/>
          <table:table-cell office:value-type="float" office:value="8920.0"/>
          <table:table-cell office:value-type="float" office:value="6483.0"/>
          <table:table-cell office:value-type="float" office:value="5505.0"/>
          <table:table-cell office:value-type="float" office:value="7737.0"/>
          <table:table-cell office:value-type="float" office:value="55.0"/>
          <table:table-cell office:value-type="float" office:value="1.10353"/>
          <table:table-cell office:value-type="float" office:value="0.078"/>
          <table:table-cell office:value-type="float" office:value="0.01"/>
          <table:table-cell office:value-type="float" office:value="198.0"/>
          <table:table-cell office:value-type="float" office:value="0.0"/>
          <table:table-cell office:value-type="float" office:value="1.0"/>
          <table:table-cell office:value-type="float" office:value="64.0"/>
          <table:table-cell office:value-type="float" office:value="273.0"/>
          <table:table-cell office:value-type="float" office:value="2802.0"/>
          <table:table-cell office:value-type="float" office:value="7814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95.0"/>
          <table:table-cell office:value-type="float" office:value="11590.0"/>
          <table:table-cell office:value-type="float" office:value="8223.0"/>
          <table:table-cell office:value-type="float" office:value="7165.0"/>
          <table:table-cell office:value-type="float" office:value="9145.0"/>
          <table:table-cell office:value-type="float" office:value="155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489816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288.0"/>
          <table:table-cell office:value-type="float" office:value="5831.0"/>
          <table:table-cell office:value-type="float" office:value="440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1477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8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288.0"/>
          <table:table-cell office:value-type="float" office:value="5831.0"/>
          <table:table-cell office:value-type="float" office:value="440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06091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88.0"/>
          <table:table-cell office:value-type="float" office:value="7091.0"/>
          <table:table-cell office:value-type="float" office:value="5747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501628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.0"/>
          <table:table-cell office:value-type="float" office:value="3341.0"/>
          <table:table-cell office:value-type="float" office:value="9802.0"/>
          <table:table-cell office:value-type="float" office:value="90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00.0"/>
          <table:table-cell office:value-type="float" office:value="9423.0"/>
          <table:table-cell office:value-type="float" office:value="6775.0"/>
          <table:table-cell office:value-type="float" office:value="5821.0"/>
          <table:table-cell office:value-type="float" office:value="7870.0"/>
          <table:table-cell office:value-type="float" office:value="55.0"/>
          <table:table-cell office:value-type="float" office:value="1.0964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8.0"/>
          <table:table-cell office:value-type="float" office:value="3341.0"/>
          <table:table-cell office:value-type="float" office:value="9802.0"/>
          <table:table-cell office:value-type="float" office:value="912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00.0"/>
          <table:table-cell office:value-type="float" office:value="9423.0"/>
          <table:table-cell office:value-type="float" office:value="6775.0"/>
          <table:table-cell office:value-type="float" office:value="5821.0"/>
          <table:table-cell office:value-type="float" office:value="7870.0"/>
          <table:table-cell office:value-type="float" office:value="55.0"/>
          <table:table-cell office:value-type="float" office:value="1.20176"/>
          <table:table-cell office:value-type="float" office:value="0.754"/>
          <table:table-cell office:value-type="float" office:value="0.67"/>
          <table:table-cell office:value-type="float" office:value="44800.0"/>
          <table:table-cell office:value-type="float" office:value="0.0"/>
          <table:table-cell office:value-type="float" office:value="126.0"/>
          <table:table-cell office:value-type="float" office:value="13428.0"/>
          <table:table-cell office:value-type="float" office:value="58250.0"/>
          <table:table-cell office:value-type="float" office:value="3071.0"/>
          <table:table-cell office:value-type="float" office:value="8582.0"/>
          <table:table-cell office:value-type="float" office:value="91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70.0"/>
          <table:table-cell office:value-type="float" office:value="12093.0"/>
          <table:table-cell office:value-type="float" office:value="8515.0"/>
          <table:table-cell office:value-type="float" office:value="7481.0"/>
          <table:table-cell office:value-type="float" office:value="9291.0"/>
          <table:table-cell office:value-type="float" office:value="155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955814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8.0"/>
          <table:table-cell office:value-type="float" office:value="3279.0"/>
          <table:table-cell office:value-type="float" office:value="9706.0"/>
          <table:table-cell office:value-type="float" office:value="76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69.0"/>
          <table:table-cell office:value-type="float" office:value="9330.0"/>
          <table:table-cell office:value-type="float" office:value="6732.0"/>
          <table:table-cell office:value-type="float" office:value="5768.0"/>
          <table:table-cell office:value-type="float" office:value="7869.0"/>
          <table:table-cell office:value-type="float" office:value="55.0"/>
          <table:table-cell office:value-type="float" office:value="3.45113"/>
          <table:table-cell office:value-type="float" office:value="2.475"/>
          <table:table-cell office:value-type="float" office:value="2.4"/>
          <table:table-cell office:value-type="float" office:value="246340.0"/>
          <table:table-cell office:value-type="float" office:value="0.0"/>
          <table:table-cell office:value-type="float" office:value="699.0"/>
          <table:table-cell office:value-type="float" office:value="67097.0"/>
          <table:table-cell office:value-type="float" office:value="313454.0"/>
          <table:table-cell office:value-type="float" office:value="3279.0"/>
          <table:table-cell office:value-type="float" office:value="9706.0"/>
          <table:table-cell office:value-type="float" office:value="910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69.0"/>
          <table:table-cell office:value-type="float" office:value="9330.0"/>
          <table:table-cell office:value-type="float" office:value="6732.0"/>
          <table:table-cell office:value-type="float" office:value="5768.0"/>
          <table:table-cell office:value-type="float" office:value="7869.0"/>
          <table:table-cell office:value-type="float" office:value="55.0"/>
          <table:table-cell office:value-type="float" office:value="2.45921"/>
          <table:table-cell office:value-type="float" office:value="1.407"/>
          <table:table-cell office:value-type="float" office:value="1.34"/>
          <table:table-cell office:value-type="float" office:value="95200.0"/>
          <table:table-cell office:value-type="float" office:value="0.0"/>
          <table:table-cell office:value-type="float" office:value="510.0"/>
          <table:table-cell office:value-type="float" office:value="62683.0"/>
          <table:table-cell office:value-type="float" office:value="157972.0"/>
          <table:table-cell office:value-type="float" office:value="3009.0"/>
          <table:table-cell office:value-type="float" office:value="8486.0"/>
          <table:table-cell office:value-type="float" office:value="91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39.0"/>
          <table:table-cell office:value-type="float" office:value="12000.0"/>
          <table:table-cell office:value-type="float" office:value="8472.0"/>
          <table:table-cell office:value-type="float" office:value="7428.0"/>
          <table:table-cell office:value-type="float" office:value="9290.0"/>
          <table:table-cell office:value-type="float" office:value="155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467091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8.0"/>
          <table:table-cell office:value-type="float" office:value="3970.0"/>
          <table:table-cell office:value-type="float" office:value="11196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13.0"/>
          <table:table-cell office:value-type="float" office:value="10538.0"/>
          <table:table-cell office:value-type="float" office:value="7429.0"/>
          <table:table-cell office:value-type="float" office:value="6431.0"/>
          <table:table-cell office:value-type="float" office:value="8036.0"/>
          <table:table-cell office:value-type="float" office:value="55.0"/>
          <table:table-cell office:value-type="float" office:value="3.23189"/>
          <table:table-cell office:value-type="float" office:value="2.862"/>
          <table:table-cell office:value-type="float" office:value="2.79"/>
          <table:table-cell office:value-type="float" office:value="211080.0"/>
          <table:table-cell office:value-type="float" office:value="0.0"/>
          <table:table-cell office:value-type="float" office:value="562.0"/>
          <table:table-cell office:value-type="float" office:value="74132.0"/>
          <table:table-cell office:value-type="float" office:value="285218.0"/>
          <table:table-cell office:value-type="float" office:value="3970.0"/>
          <table:table-cell office:value-type="float" office:value="11196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13.0"/>
          <table:table-cell office:value-type="float" office:value="10538.0"/>
          <table:table-cell office:value-type="float" office:value="7429.0"/>
          <table:table-cell office:value-type="float" office:value="6431.0"/>
          <table:table-cell office:value-type="float" office:value="8036.0"/>
          <table:table-cell office:value-type="float" office:value="55.0"/>
          <table:table-cell office:value-type="float" office:value="15.4666"/>
          <table:table-cell office:value-type="float" office:value="14.47"/>
          <table:table-cell office:value-type="float" office:value="14.39"/>
          <table:table-cell office:value-type="float" office:value="912000.0"/>
          <table:table-cell office:value-type="float" office:value="0.0"/>
          <table:table-cell office:value-type="float" office:value="1785.0"/>
          <table:table-cell office:value-type="float" office:value="242147.0"/>
          <table:table-cell office:value-type="float" office:value="1154285.0"/>
          <table:table-cell office:value-type="float" office:value="3700.0"/>
          <table:table-cell office:value-type="float" office:value="9976.0"/>
          <table:table-cell office:value-type="float" office:value="918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83.0"/>
          <table:table-cell office:value-type="float" office:value="13208.0"/>
          <table:table-cell office:value-type="float" office:value="9169.0"/>
          <table:table-cell office:value-type="float" office:value="8091.0"/>
          <table:table-cell office:value-type="float" office:value="9465.0"/>
          <table:table-cell office:value-type="float" office:value="155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1.07495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84.0"/>
          <table:table-cell office:value-type="float" office:value="6539.0"/>
          <table:table-cell office:value-type="float" office:value="494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2734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84.0"/>
          <table:table-cell office:value-type="float" office:value="6539.0"/>
          <table:table-cell office:value-type="float" office:value="494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10076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84.0"/>
          <table:table-cell office:value-type="float" office:value="7799.0"/>
          <table:table-cell office:value-type="float" office:value="6283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73.178"/>
          <table:table-cell office:value-type="float" office:value="72.165"/>
          <table:table-cell office:value-type="float" office:value="72.1"/>
          <table:table-cell office:value-type="float" office:value="5461050.0"/>
          <table:table-cell office:value-type="float" office:value="0.0"/>
          <table:table-cell office:value-type="float" office:value="11578.0"/>
          <table:table-cell office:value-type="float" office:value="1781437.0"/>
          <table:table-cell office:value-type="float" office:value="7242506.0"/>
          <table:table-cell office:value-type="float" office:value="4202.0"/>
          <table:table-cell office:value-type="float" office:value="11990.0"/>
          <table:table-cell office:value-type="float" office:value="91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03.0"/>
          <table:table-cell office:value-type="float" office:value="11043.0"/>
          <table:table-cell office:value-type="float" office:value="7671.0"/>
          <table:table-cell office:value-type="float" office:value="6772.0"/>
          <table:table-cell office:value-type="float" office:value="8086.0"/>
          <table:table-cell office:value-type="float" office:value="55.0"/>
          <table:table-cell office:value-type="float" office:value="318.836"/>
          <table:table-cell office:value-type="float" office:value="318.468"/>
          <table:table-cell office:value-type="float" office:value="318.4"/>
          <table:table-cell office:value-type="float" office:value="25189950.0"/>
          <table:table-cell office:value-type="float" office:value="0.0"/>
          <table:table-cell office:value-type="float" office:value="22010.0"/>
          <table:table-cell office:value-type="float" office:value="4754516.0"/>
          <table:table-cell office:value-type="float" office:value="29944474.0"/>
          <table:table-cell office:value-type="float" office:value="4202.0"/>
          <table:table-cell office:value-type="float" office:value="11990.0"/>
          <table:table-cell office:value-type="float" office:value="91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03.0"/>
          <table:table-cell office:value-type="float" office:value="11043.0"/>
          <table:table-cell office:value-type="float" office:value="7671.0"/>
          <table:table-cell office:value-type="float" office:value="6772.0"/>
          <table:table-cell office:value-type="float" office:value="8086.0"/>
          <table:table-cell office:value-type="float" office:value="55.0"/>
          <table:table-cell office:value-type="float" office:value="24.0913"/>
          <table:table-cell office:value-type="float" office:value="23.668"/>
          <table:table-cell office:value-type="float" office:value="23.57"/>
          <table:table-cell office:value-type="float" office:value="1219400.0"/>
          <table:table-cell office:value-type="float" office:value="0.0"/>
          <table:table-cell office:value-type="float" office:value="3715.0"/>
          <table:table-cell office:value-type="float" office:value="716067.0"/>
          <table:table-cell office:value-type="float" office:value="1935528.0"/>
          <table:table-cell office:value-type="float" office:value="3932.0"/>
          <table:table-cell office:value-type="float" office:value="10770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73.0"/>
          <table:table-cell office:value-type="float" office:value="13713.0"/>
          <table:table-cell office:value-type="float" office:value="9411.0"/>
          <table:table-cell office:value-type="float" office:value="8432.0"/>
          <table:table-cell office:value-type="float" office:value="9523.0"/>
          <table:table-cell office:value-type="float" office:value="155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20.6358"/>
          <table:table-cell office:value-type="float" office:value="19.643"/>
          <table:table-cell office:value-type="float" office:value="19.59"/>
          <table:table-cell office:value-type="float" office:value="1057040.0"/>
          <table:table-cell office:value-type="float" office:value="0.0"/>
          <table:table-cell office:value-type="float" office:value="254.0"/>
          <table:table-cell office:value-type="float" office:value="18213.0"/>
          <table:table-cell office:value-type="float" office:value="1075366.0"/>
          <table:table-cell office:value-type="float" office:value="3958.0"/>
          <table:table-cell office:value-type="float" office:value="11184.0"/>
          <table:table-cell office:value-type="float" office:value="91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06.0"/>
          <table:table-cell office:value-type="float" office:value="10541.0"/>
          <table:table-cell office:value-type="float" office:value="7430.0"/>
          <table:table-cell office:value-type="float" office:value="6442.0"/>
          <table:table-cell office:value-type="float" office:value="8047.0"/>
          <table:table-cell office:value-type="float" office:value="55.0"/>
          <table:table-cell office:value-type="float" office:value="0.518356"/>
          <table:table-cell office:value-type="float" office:value="0.152"/>
          <table:table-cell office:value-type="float" office:value="0.08"/>
          <table:table-cell office:value-type="float" office:value="3872.0"/>
          <table:table-cell office:value-type="float" office:value="0.0"/>
          <table:table-cell office:value-type="float" office:value="33.0"/>
          <table:table-cell office:value-type="float" office:value="1876.0"/>
          <table:table-cell office:value-type="float" office:value="5819.0"/>
          <table:table-cell office:value-type="float" office:value="3958.0"/>
          <table:table-cell office:value-type="float" office:value="11184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06.0"/>
          <table:table-cell office:value-type="float" office:value="10541.0"/>
          <table:table-cell office:value-type="float" office:value="7430.0"/>
          <table:table-cell office:value-type="float" office:value="6442.0"/>
          <table:table-cell office:value-type="float" office:value="8047.0"/>
          <table:table-cell office:value-type="float" office:value="55.0"/>
          <table:table-cell office:value-type="float" office:value="1.12937"/>
          <table:table-cell office:value-type="float" office:value="0.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64.0"/>
          <table:table-cell office:value-type="float" office:value="3688.0"/>
          <table:table-cell office:value-type="float" office:value="9964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76.0"/>
          <table:table-cell office:value-type="float" office:value="13211.0"/>
          <table:table-cell office:value-type="float" office:value="9170.0"/>
          <table:table-cell office:value-type="float" office:value="8102.0"/>
          <table:table-cell office:value-type="float" office:value="9472.0"/>
          <table:table-cell office:value-type="float" office:value="155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1.06431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38.0"/>
          <table:table-cell office:value-type="float" office:value="6651.0"/>
          <table:table-cell office:value-type="float" office:value="504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12825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38.0"/>
          <table:table-cell office:value-type="float" office:value="6651.0"/>
          <table:table-cell office:value-type="float" office:value="504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11286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38.0"/>
          <table:table-cell office:value-type="float" office:value="7911.0"/>
          <table:table-cell office:value-type="float" office:value="6388.0"/>
          <table:table-cell office:value-type="string">
            <text:p/>
          </table:table-cell>
          <table:table-cell office:value-type="string">
            <text:p/>
          </table:table-cell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